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b095" officeooo:paragraph-rsid="001eb095"/>
    </style:style>
    <style:style style:name="P2" style:family="paragraph" style:parent-style-name="Heading_20_1">
      <style:paragraph-properties fo:text-align="start" style:justify-single-word="false"/>
      <style:text-properties officeooo:rsid="001f0a77" officeooo:paragraph-rsid="001eb095"/>
    </style:style>
    <style:style style:name="T1" style:family="text">
      <style:text-properties officeooo:rsid="001eb095"/>
    </style:style>
    <style:style style:name="T2" style:family="text">
      <style:text-properties officeooo:rsid="0020de97"/>
    </style:style>
    <style:style style:name="T3" style:family="text">
      <style:text-properties officeooo:rsid="002925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Project Plan.</text:span><text:line-break/>Mikael Pratama Kristyawicaksono (S1241079).<text:line-break/>20<text:span text:style-name="T2">170314</text:span>-<text:span text:style-name="T3">1004</text:span>-GMT+2.</text:h>
      <text:list xml:id="list1926781465315444879" text:style-name="L1">
        <text:list-item>
          <text:p text:style-name="P1">March Week 3.</text:p>
          <text:list>
            <text:list-item>
              <text:p text:style-name="P1">User Group And Design Goals.</text:p>
            </text:list-item>
          </text:list>
        </text:list-item>
        <text:list-item>
          <text:p text:style-name="P1">March Week 4.</text:p>
          <text:list>
            <text:list-item>
              <text:p text:style-name="P1">Project Limitations.</text:p>
            </text:list-item>
          </text:list>
        </text:list-item>
        <text:list-item>
          <text:p text:style-name="P1">March Week 5.</text:p>
          <text:list>
            <text:list-item>
              <text:p text:style-name="P1">Project Implementations.</text:p>
            </text:list-item>
          </text:list>
        </text:list-item>
        <text:list-item>
          <text:p text:style-name="P1">April Week 1.</text:p>
          <text:list>
            <text:list-item>
              <text:p text:style-name="P1">Test.</text:p>
            </text:list-item>
          </text:list>
        </text:list-item>
        <text:list-item>
          <text:p text:style-name="P1">April Week 2.</text:p>
          <text:list>
            <text:list-item>
              <text:p text:style-name="P1">Test.</text:p>
            </text:list-item>
          </text:list>
        </text:list-item>
        <text:list-item>
          <text:p text:style-name="P1">April Week 3.</text:p>
          <text:list>
            <text:list-item>
              <text:p text:style-name="P1">Appendixes? + Presentation.</text:p>
            </text:list-item>
          </text:list>
        </text:list-item>
        <text:list-item>
          <text:p text:style-name="P1">April Week 4.</text:p>
          <text:list>
            <text:list-item>
              <text:p text:style-name="P1">Hopefully everything will be finish her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b095"/>
    </style:style>
    <style:style style:name="MT2" style:family="text">
      <style:text-properties officeooo:rsid="0020de97"/>
    </style:style>
    <style:style style:name="MT3" style:family="text">
      <style:text-properties officeooo:rsid="002925c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Standard"><text:span text:style-name="MT1"><text:page-number text:select-page="current">1</text:page-number></text:span><text:span text:style-name="MT1"> - Project Plan.</text:span><text:line-break/>Mikael Pratama Kristyawicaksono (S1241079).<text:line-break/>20<text:span text:style-name="MT2">170314</text:span>-<text:span text:style-name="MT3">1004</text:span>-GMT+2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0:21:54.444514707</meta:creation-date>
    <dc:date>2017-03-14T18:54:26.863655447</dc:date>
    <meta:editing-duration>PT6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1" meta:character-count="415" meta:non-whitespace-character-count="374"/>
  </office:meta>
</office:document-meta>
</file>